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, 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2.2146in"/>
    </style:style>
    <style:style style:name="co4" style:family="table-column">
      <style:table-column-properties fo:break-before="auto" style:column-width="2.62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709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Arial1" fo:font-size="9pt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font-style-asian="normal" style:font-weight-asian="bold" style:font-name-complex="Arial1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9pt" style:font-name-asian="Arial1" style:font-size-asian="9pt" style:font-name-complex="Arial1" style:font-size-complex="5.09999990463257pt"/>
    </style:style>
    <style:style style:name="T2" style:family="text">
      <style:text-properties fo:color="#000000" style:text-line-through-style="none" style:font-name="Arial1" fo:font-size="9pt" style:text-underline-style="none" style:font-name-asian="Arial1" style:font-size-asian="9pt" style:font-name-complex="Arial1" style:font-size-complex="5.09999990463257pt"/>
    </style:style>
    <style:style style:name="T3" style:family="text">
      <style:text-properties fo:font-size="12pt" style:font-size-asian="12pt" style:font-size-complex="6.80000019073486pt"/>
    </style:style>
    <style:style style:name="T4" style:family="text">
      <style:text-properties fo:font-size="12pt"/>
    </style:style>
    <style:style style:name="T5" style:family="text">
      <style:text-properties fo:color="#000000" style:text-line-through-style="none" fo:font-size="12pt" style:text-underline-style="none" style:font-name-asian="Arial1" style:font-size-asian="9pt" style:font-name-complex="Arial1" style:font-size-complex="5.09999990463257pt"/>
    </style:style>
  </office:automatic-styles>
  <office:body>
    <office:spreadsheet>
      <table:table table:name="Messages (ES)" table:style-name="ta1" table:print="false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5" table:default-cell-style-name="ce7"/>
        <table:table-row table:style-name="ro1">
          <table:table-cell table:style-name="ce1" office:value-type="string">
            <text:p>Calidad del aire</text:p>
          </table:table-cell>
          <table:table-cell table:style-name="ce1" office:value-type="string">
            <text:p>Nivel de riesgo asociado</text:p>
          </table:table-cell>
          <table:table-cell table:style-name="ce1" office:value-type="string">
            <text:p>Descripción del riesgo: Población en General</text:p>
          </table:table-cell>
          <table:table-cell table:style-name="ce1" office:value-type="string">
            <text:p>Descripción del riesgo: Población Sensible</text:p>
          </table:table-cell>
          <table:table-cell table:style-name="ce1" office:value-type="string">
            <text:p>Personas con enfermedades cardiovasculares o respiratorias y mayores de 60 años</text:p>
          </table:table-cell>
          <table:table-cell table:style-name="ce1" office:value-type="string">
            <text:p>Menores de 12 años y personas gestantes</text:p>
          </table:table-cell>
          <table:table-cell table:style-name="ce4" office:value-type="string">
            <text:p>Población en general</text:p>
          </table:table-cell>
          <table:table-cell table:style-name="ce4" office:value-type="string">
            <text:p>Color</text:p>
          </table:table-cell>
          <table:table-cell table:style-name="ce4" office:value-type="string">
            <text:p>Color Code</text:p>
          </table:table-cell>
        </table:table-row>
        <table:table-row table:style-name="ro1">
          <table:table-cell office:value-type="string">
            <text:p>Buena</text:p>
          </table:table-cell>
          <table:table-cell office:value-type="string">
            <text:p>Bajo</text:p>
          </table:table-cell>
          <table:table-cell table:number-columns-repeated="2" office:value-type="string">
            <text:p>El riesgo en salud es mínimo o nulo.</text:p>
          </table:table-cell>
          <table:table-cell table:number-columns-repeated="3" office:value-type="string">
            <text:p>Disfruta las actividades al aire libre</text:p>
          </table:table-cell>
          <table:table-cell office:value-type="string">
            <text:p>Verde</text:p>
          </table:table-cell>
          <table:table-cell office:value-type="string">
            <text:p>#00E400 </text:p>
          </table:table-cell>
        </table:table-row>
        <table:table-row table:style-name="ro2">
          <table:table-cell office:value-type="string">
            <text:p>Aceptable</text:p>
          </table:table-cell>
          <table:table-cell office:value-type="string">
            <text:p>Moderado</text:p>
          </table:table-cell>
          <table:table-cell office:value-type="string">
            <text:p>El riesgo en salud es mínimo.</text:p>
          </table:table-cell>
          <table:table-cell office:value-type="string">
            <text:p>Personas que son sensibles al ozono(O3) o material particulado (PM10 y PM2.5) pueden experimentar irritaciónde ojos y síntomas respiratorios como tos, irritación de vías respiratorias, </text:p>
            <text:p><text:span text:style-name="T1">expectoración o flema, dificultad para respirar o sibilancias.</text:span></text:p>
          </table:table-cell>
          <table:table-cell office:value-type="string">
            <text:p><text:span text:style-name="T1">Es posible realizar actividades físicas al aire libre como trotar suave, caminar a paso rápido o moverse en bicicleta, monopatín/scooter, patines y patinetas.</text:span></text:p>
            <text:p><text:span text:style-name="T2">Reduce las actividades físicas vigorosas al aire libre como ejercicios aeróbicos, jugar fútbol, básquetbol, voleibol, atletismo, ciclismo deportivo o correr.</text:span></text:p>
            <text:p><text:span text:style-name="T2">Si presentas algún síntoma o molestia o tienes dudas, busca el consejo de tu médico.</text:span></text:p>
            <text:p><text:span text:style-name="T2">Infórmate sobre la evolución de la calidad del aire.</text:span></text:p>
          </table:table-cell>
          <table:table-cell office:value-type="string">
            <text:p>Disfruta las actividades al aire libre.</text:p>
            <text:p><text:span text:style-name="T2">Infórmate sobre la evolución de la calidad del aire.</text:span></text:p>
          </table:table-cell>
          <table:table-cell office:value-type="string">
            <text:p>Disfruta las actividades al aire libre.</text:p>
            <text:p><text:span text:style-name="T2">Infórmate sobre la evolución de la calidad del aire.</text:span></text:p>
          </table:table-cell>
          <table:table-cell office:value-type="string">
            <text:p>Amarillo </text:p>
          </table:table-cell>
          <table:table-cell office:value-type="string">
            <text:p>#FFFF00 </text:p>
          </table:table-cell>
        </table:table-row>
        <table:table-row table:style-name="ro3">
          <table:table-cell office:value-type="string">
            <text:p>Mala</text:p>
          </table:table-cell>
          <table:table-cell office:value-type="string">
            <text:p>Alto</text:p>
          </table:table-cell>
          <table:table-cell office:value-type="string">
            <text:p>Es poco probable que se vea afectada.</text:p>
          </table:table-cell>
          <table:table-cell office:value-type="string">
            <text:p>Incremento en el riesgo de tener síntomas respiratorios y/o disminuciónen la función pulmonar.</text:p>
          </table:table-cell>
          <table:table-cell table:style-name="ce3" office:value-type="string">
            <text:p><text:span text:style-name="T3"/></text:p>
            <text:p><text:span text:style-name="T1">Reduce las actividades físicas vigorosas al aire libre como ejercicios aeróbicos, jugar fútbol, básquetbol, voleibol, atletismo, ciclismo deportivo o correr, trotar suave, caminar a paso rápido o</text:span><text:span text:style-name="T2"> moverse en bicicleta, monopatín/scooter, patines ypatinetas. </text:span></text:p>
            <text:p><text:span text:style-name="T2">Si presentas algún síntoma o molestia o tienes dudas, busca elconsejo de tu médico.</text:span></text:p>
            <text:p><text:span text:style-name="T2">Infórmate sobre la evolución de la calidad del aire.</text:span></text:p>
          </table:table-cell>
          <table:table-cell office:value-type="string">
            <text:p>Es posible realizar actividades físicas al aire libre como trotar suave, caminar a paso rápido o moverse en bicicleta, monopatín/scooter, patines <text:span text:style-name="T1">y patinetas; aumenta los períodos de descanso.</text:span></text:p>
            <text:p><text:span text:style-name="T2">Reduce las actividades físicas vigorosas al aire libre como ejercicios aeróbicos, jugar fútbol, básquetbol, voleibol, atletismo, ciclismo deportivo, etc.</text:span></text:p>
            <text:p><text:span text:style-name="T2">Si se presentan síntomas respiratorios o cardiacos, suspende la actividad y acude a tu médico.</text:span></text:p>
            <text:p><text:span text:style-name="T2">Infórmate sobre la evolución de la calidad del aire.</text:span></text:p>
            <text:p><text:span text:style-name="T4"/></text:p>
          </table:table-cell>
          <table:table-cell table:style-name="ce6" office:value-type="string">
            <text:p><text:span text:style-name="T5"/></text:p>
            <text:p><text:span text:style-name="T2">Es posible realizaractividades al airelibre. Si presentasíntomas como tos ofalta de aire, tomamás descansos y realiza actividadesmenos vigorosas.</text:span></text:p>
            <text:p><text:span text:style-name="T2">Infórmate sobre laevolución de lacalidad del aire.</text:span></text:p>
          </table:table-cell>
          <table:table-cell office:value-type="string">
            <text:p>Naranja</text:p>
          </table:table-cell>
          <table:table-cell office:value-type="string">
            <text:p>#FF7E00 </text:p>
          </table:table-cell>
        </table:table-row>
        <table:table-row table:style-name="ro2">
          <table:table-cell office:value-type="string">
            <text:p>Muy Mala</text:p>
          </table:table-cell>
          <table:table-cell office:value-type="string">
            <text:p>Muy Alto</text:p>
          </table:table-cell>
          <table:table-cell office:value-type="string">
            <text:p>Se puede presentar daños a la salud.</text:p>
          </table:table-cell>
          <table:table-cell office:value-type="string">
            <text:p>Pueden experimentar un agravamiento de asma, enfermedad pulmonar obstructiva crónica o evento cardiovascular e incremento en la probabilidad de muerte prematura en personas con enfermedad pulmonar obstructiva crónica y cardiaca.</text:p>
          </table:table-cell>
          <table:table-cell office:value-type="string">
            <text:p><text:span text:style-name="T1">Es posible realizar actividades físicas en espacios interiores, siempre y cuando se trate de un espacio libre de humo de tabaco.</text:span></text:p>
            <text:p><text:span text:style-name="T2">Evita las actividades físicas vigorosas y moderadas, así como el tiempo de estancia al aire libre.</text:span></text:p>
            <text:p><text:span text:style-name="T2">Si presentas algún síntoma o molestia o tienes dudas, busca el consejo de tu médico.</text:span></text:p>
            <text:p><text:span text:style-name="T2">Infórmate sobre la evolución de la calidad del aire.</text:span></text:p>
          </table:table-cell>
          <table:table-cell office:value-type="string">
            <text:p><text:span text:style-name="T1">Reduce las actividades físicas al aire libre y de preferencia realízalas en espacios interiores, siempre y cuando se trate de un espacio libre de humo de tabaco.</text:span></text:p>
            <text:p><text:span text:style-name="T2">Evita la actividad física vigorosa o prolongada al aire libre.</text:span></text:p>
            <text:p><text:span text:style-name="T2">Infórmate sobre la evolución de la calidad del aire.</text:span></text:p>
          </table:table-cell>
          <table:table-cell office:value-type="string">
            <text:p><text:span text:style-name="T1">Reduce las actividades físicas al aire libre y de preferencia realízalas en espacios interiores, siempre y cuando se trate de un espacio libre de humo de tabaco.</text:span></text:p>
            <text:p><text:span text:style-name="T2">Evita la actividad física vigorosa o prolongada al aire libre.</text:span></text:p>
            <text:p><text:span text:style-name="T2">Infórmate sobre la evolución de la calidad del aire.</text:span></text:p>
          </table:table-cell>
          <table:table-cell office:value-type="string">
            <text:p>Rojo</text:p>
          </table:table-cell>
          <table:table-cell office:value-type="string">
            <text:p>#FF0000 </text:p>
          </table:table-cell>
        </table:table-row>
        <table:table-row table:style-name="ro4">
          <table:table-cell office:value-type="string">
            <text:p>Extremadamente Mala</text:p>
          </table:table-cell>
          <table:table-cell office:value-type="string">
            <text:p>Extremadamente Alto</text:p>
          </table:table-cell>
          <table:table-cell table:number-columns-repeated="2" office:value-type="string">
            <text:p>Es más probable que cualquier persona se vea afectada por efectos graves a la salud.</text:p>
          </table:table-cell>
          <table:table-cell office:value-type="string">
            <text:p><text:span text:style-name="T1">Permanece en espacios interiores en donde puedes realizar actividades físicas, reprograma tus actividades al aire libre y si presentas síntomas respiratorios y/ocardiacos acude al médico.</text:span></text:p>
            <text:p>Infórmate sobre la evolución de la calidad del aire.</text:p>
          </table:table-cell>
          <table:table-cell office:value-type="string">
            <text:p><text:span text:style-name="T1">Permanece en espacios interiores en donde puedes realizar actividades físicas, reprograma tus actividades al aire libre y si presentas síntomas respiratorios y/ocardiacos acude al médico.</text:span></text:p>
            <text:p>Infórmate sobre la evolución de la calidad del aire.</text:p>
          </table:table-cell>
          <table:table-cell office:value-type="string">
            <text:p><text:span text:style-name="T1">Permanece en espacios interiores en donde puedes realizar actividades físicas, reprograma tus actividades al aire libre y si presentas síntomas respiratorios y/ocardiacos acude al médico.</text:span></text:p>
            <text:p>Infórmate sobre la evolución de la calidad del aire.</text:p>
          </table:table-cell>
          <table:table-cell office:value-type="string">
            <text:p>Morado </text:p>
          </table:table-cell>
          <table:table-cell office:value-type="string">
            <text:p>#8F3F97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, 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3">01/13/2025</text:date>, <text:time>12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18S</meta:editing-duration>
    <meta:editing-cycles>28</meta:editing-cycles>
    <meta:generator>OpenOffice/4.1.15$Win32 OpenOffice.org_project/4115m2$Build-9813</meta:generator>
    <dc:date>2025-01-13T12:57:56.08</dc:date>
    <dc:creator>Tsvetina Kirova</dc:creator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